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668cm" fo:margin-left="0cm" fo:margin-right="0.032cm" style:page-number="0" table:align="margins"/>
    </style:style>
    <style:style style:name="Tableau1.A" style:family="table-column">
      <style:table-column-properties style:column-width="6.322cm" style:rel-column-width="14973*"/>
    </style:style>
    <style:style style:name="Tableau1.B" style:family="table-column">
      <style:table-column-properties style:column-width="1.806cm" style:rel-column-width="4278*"/>
    </style:style>
    <style:style style:name="Tableau1.C" style:family="table-column">
      <style:table-column-properties style:column-width="7.417cm" style:rel-column-width="17568*"/>
    </style:style>
    <style:style style:name="Tableau1.D" style:family="table-column">
      <style:table-column-properties style:column-width="2.618cm" style:rel-column-width="6200*"/>
    </style:style>
    <style:style style:name="Tableau1.E" style:family="table-column">
      <style:table-column-properties style:column-width="1.803cm" style:rel-column-width="4269*"/>
    </style:style>
    <style:style style:name="Tableau1.F" style:family="table-column">
      <style:table-column-properties style:column-width="7.703cm" style:rel-column-width="18247*"/>
    </style:style>
    <style:style style:name="Tableau1.1" style:family="table-row">
      <style:table-row-properties style:min-row-height="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711cm"/>
    </style:style>
    <style:style style:name="Tableau1.B2" style:family="table-cell">
      <style:table-cell-properties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1.199cm"/>
    </style:style>
    <style:style style:name="Tableau1.A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F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fo:padding="0.097cm" fo:border-left="0.018cm solid #000000" fo:border-right="none" fo:border-top="none" fo:border-bottom="0.018cm solid #000000"/>
    </style:style>
    <style:style style:name="Tableau1.F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F7" style:family="table-cell">
      <style:table-cell-properties style:vertical-align="" fo:padding="0.097cm" fo:border-left="0.035cm solid #000000" fo:border-right="none" fo:border-top="none" fo:border-bottom="none"/>
    </style:style>
    <style:style style:name="Tableau1.C12" style:family="table-cell">
      <style:table-cell-properties fo:padding="0.097cm" fo:border-left="0.018cm solid #000000" fo:border-right="none" fo:border-top="none" fo:border-bottom="0.035cm solid #000000"/>
    </style:style>
    <style:style style:name="Tableau1.13" style:family="table-row">
      <style:table-row-properties style:row-height="1.124cm"/>
    </style:style>
    <style:style style:name="Tableau1.A13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4" style:family="table-row">
      <style:table-row-properties style:row-height="0.801cm"/>
    </style:style>
    <style:style style:name="Tableau1.E14" style:family="table-cell">
      <style:table-cell-properties fo:padding="0.097cm" fo:border-left="0.035cm solid #000000" fo:border-right="none" fo:border-top="none" fo:border-bottom="0.018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Microsoft Sans Serif1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1"/>
    </style:style>
    <style:style style:name="P4" style:family="paragraph" style:parent-style-name="Table_20_Contents">
      <style:paragraph-properties fo:text-align="center" style:justify-single-word="false"/>
      <style:text-properties style:font-name="Microsoft Sans Serif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Microsoft Sans Serif1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Microsoft Sans Serif1" fo:font-size="8pt" style:font-size-asian="8pt" style:font-size-complex="8pt"/>
    </style:style>
    <style:style style:name="P8" style:family="paragraph" style:parent-style-name="Table_20_Contents">
      <style:text-properties style:font-name="Microsoft Sans Serif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Microsoft Sans Serif1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able_20_Contents">
      <style:text-properties style:font-name="Microsoft Sans Serif1" fo:font-size="11pt" style:font-size-asian="11pt" style:font-size-complex="11pt"/>
    </style:style>
    <style:style style:name="P11" style:family="paragraph" style:parent-style-name="Table_20_Contents">
      <style:paragraph-properties fo:margin-left="0.168cm" fo:margin-right="0.009cm" fo:text-indent="0cm" style:auto-text-indent="false"/>
      <style:text-properties style:font-name="Microsoft Sans Serif1"/>
    </style:style>
    <style:style style:name="P12" style:family="paragraph" style:parent-style-name="Table_20_Contents">
      <style:paragraph-properties fo:margin-left="0.353cm" fo:margin-right="0.009cm" fo:text-indent="0cm" style:auto-text-indent="false"/>
      <style:text-properties style:font-name="Microsoft Sans Serif1"/>
    </style:style>
    <style:style style:name="P13" style:family="paragraph" style:parent-style-name="Table_20_Contents">
      <style:paragraph-properties fo:margin-left="0.988cm" fo:margin-right="0.009cm" fo:text-indent="0cm" style:auto-text-indent="false"/>
      <style:text-properties style:font-name="Microsoft Sans Serif1" fo:font-style="italic" style:font-style-asian="italic" style:font-style-complex="italic"/>
    </style:style>
    <style:style style:name="P14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style:font-size-asian="9pt" style:font-size-complex="9pt"/>
    </style:style>
    <style:style style:name="P15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Microsoft Sans Serif1" fo:font-size="10pt" style:font-size-asian="10pt" style:font-size-complex="10pt"/>
    </style:style>
    <style:style style:name="P18" style:family="paragraph" style:parent-style-name="Standard">
      <style:paragraph-properties fo:margin-left="1.482cm" fo:margin-right="0cm" fo:text-indent="0cm" style:auto-text-indent="false">
        <style:tab-stops/>
      </style:paragraph-properties>
      <style:text-properties style:font-name="Microsoft Sans Serif1" fo:font-size="16pt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Microsoft Sans Serif1"/>
    </style:style>
    <style:style style:name="P20" style:family="paragraph" style:parent-style-name="Table_20_Contents">
      <style:paragraph-properties fo:text-align="center" style:justify-single-word="false"/>
      <style:text-properties style:font-name="Microsoft Sans Serif1" fo:font-size="11pt" style:font-size-asian="11pt" style:font-size-complex="11pt"/>
    </style:style>
    <style:style style:name="P21" style:family="paragraph" style:parent-style-name="Heading_20_2">
      <style:text-properties style:font-name="Microsoft Sans Serif1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>
      <style:text-properties style:font-name="Arial" fo:font-size="10pt" style:font-name-complex="Arial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[eleves;block=begin]</text:p>
      <text:p text:style-name="P18">FICHE SCOLAIRE DU DIPLÔME NATIONAL DU BREVET</text:p>
      <text:h text:style-name="P21" text:outline-level="2">SÉRIE TECHNOLOGIQUE SANS MODULE DÉCOUVERTE PROFESSIONNELLE</text:h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2">Académie : <text:span text:style-name="T1">[eleves.acad]</text:span></text:p>
            <text:p text:style-name="P2">Département : <text:span text:style-name="T1">[eleves.departe]</text:span></text:p>
            <text:p text:style-name="P2">Session : <text:span text:style-name="T1">[eleves.session]</text:span></text:p>
            <text:p text:style-name="P2">Nom : <text:span text:style-name="T1">[eleves.nom]</text:span></text:p>
            <text:p text:style-name="P2">Prénoms : <text:span text:style-name="T1">[eleves.prenom]</text:span></text:p>
            <text:p text:style-name="P2">Né[eleves.fille;magnet=br; mtype=*m] le <text:span text:style-name="T1">[eleves.date_nais]</text:span></text:p>
            <text:p text:style-name="P2">à <text:span text:style-name="T1">[eleves.lieu_nais]</text:span></text:p>
          </table:table-cell>
          <table:table-cell table:style-name="Tableau1.A1" table:number-columns-spanned="4" office:value-type="string">
            <text:p text:style-name="P3">ÉTABLISSEMENT FRÉQUENTÉ</text:p>
            <text:p text:style-name="P4">[eleves.ecole]</text:p>
            <text:p text:style-name="P4">[eleves.adresse1]</text:p>
            <text:p text:style-name="P4">[eleves.adresse2]</text:p>
            <text:p text:style-name="P4">[eleves.codeposte] [eleves.commune]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B2" table:number-columns-spanned="4" office:value-type="string">
            <text:p text:style-name="P3">Classe de 3ème de Collège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3">DISCIPLINES</text:p>
          </table:table-cell>
          <table:table-cell table:style-name="Tableau1.B2" office:value-type="string">
            <text:p text:style-name="P7">Note moyenne de la classe</text:p>
          </table:table-cell>
          <table:table-cell table:style-name="Tableau1.C3" table:number-columns-spanned="2" office:value-type="string">
            <text:p text:style-name="P3">APPRÉCIATIONS DES PROFESSEURS</text:p>
          </table:table-cell>
          <table:covered-table-cell/>
          <table:table-cell table:style-name="Tableau1.B2" office:value-type="string">
            <text:p text:style-name="P7">Note moyenne de l'élève</text:p>
          </table:table-cell>
          <table:table-cell table:style-name="Tableau1.F3" office:value-type="string">
            <text:p text:style-name="P4">B2I</text:p>
          </table:table-cell>
        </table:table-row>
        <table:table-row table:style-name="Tableau1.4">
          <table:table-cell table:style-name="Tableau1.A4" office:value-type="string">
            <text:p text:style-name="P2">Français</text:p>
          </table:table-cell>
          <table:table-cell table:style-name="Tableau1.A4" office:value-type="string">
            <text:p text:style-name="P15">[eleves.101.3;magnet=br; mtype=*m] /20</text:p>
          </table:table-cell>
          <table:table-cell table:style-name="Tableau1.C4" table:number-columns-spanned="2" office:value-type="string">
            <text:p text:style-name="P8">[eleves.101.4;magnet=br; mtype=*m]</text:p>
          </table:table-cell>
          <table:covered-table-cell/>
          <table:table-cell table:style-name="Tableau1.A4" office:value-type="string">
            <text:p text:style-name="P15">[eleves.101.1;magnet=br; mtype=*m] /20</text:p>
          </table:table-cell>
          <table:table-cell table:style-name="Tableau1.F4" office:value-type="string">
            <text:p text:style-name="P5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2">Mathématiques</text:p>
          </table:table-cell>
          <table:table-cell table:style-name="Tableau1.A4" office:value-type="string">
            <text:p text:style-name="P15"><text:s/>[eleves.102.3;magnet=br; mtype=*m]/20</text:p>
          </table:table-cell>
          <table:table-cell table:style-name="Tableau1.C4" table:number-columns-spanned="2" office:value-type="string">
            <text:p text:style-name="P8">[eleves.102.4;magnet=br; mtype=*m]</text:p>
          </table:table-cell>
          <table:covered-table-cell/>
          <table:table-cell table:style-name="Tableau1.A4" office:value-type="string">
            <text:p text:style-name="P15">[eleves.102.1;magnet=br; mtype=*m] /20</text:p>
          </table:table-cell>
          <table:table-cell table:style-name="Tableau1.F4" office:value-type="string">
            <text:p text:style-name="P11"><draw:frame text:anchor-type="as-char" draw:z-index="0" draw:style-name="gr1" draw:text-style-name="P23" svg:width="0.401cm" svg:height="0.401cm"><draw:text-box><text:p><text:span text:style-name="T5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0">Première langue vivante étrangère</text:p>
          </table:table-cell>
          <table:table-cell table:style-name="Tableau1.A4" office:value-type="string">
            <text:p text:style-name="P15">[eleves.103.3;magnet=br; mtype=*m] /20</text:p>
          </table:table-cell>
          <table:table-cell table:style-name="Tableau1.C4" table:number-columns-spanned="2" office:value-type="string">
            <text:p text:style-name="P8">[eleves.103.4;magnet=br; mtype=*m]</text:p>
          </table:table-cell>
          <table:covered-table-cell/>
          <table:table-cell table:style-name="Tableau1.A4" office:value-type="string">
            <text:p text:style-name="P15">[eleves.103.1;magnet=br; mtype=*m] /20</text:p>
          </table:table-cell>
          <table:table-cell table:style-name="Tableau1.F4" office:value-type="string">
            <text:p text:style-name="P11"><draw:frame text:anchor-type="as-char" draw:z-index="1" draw:style-name="gr2" draw:text-style-name="P23" svg:width="0.401cm" svg:height="0.401cm"><draw:text-box><text:p><text:span text:style-name="T5">[eleves.114.0;if [val]='ME';then 'X';else ' '] </text:span></text:p></draw:text-box></draw:frame> ME * - <text:s/><text:span text:style-name="T2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2">Sciences Physiques</text:p>
          </table:table-cell>
          <table:table-cell table:style-name="Tableau1.A4" office:value-type="string">
            <text:p text:style-name="P15">[eleves.104.3;magnet=br; mtype=*m] /20</text:p>
          </table:table-cell>
          <table:table-cell table:style-name="Tableau1.C4" table:number-columns-spanned="2" office:value-type="string">
            <text:p text:style-name="P8">[eleves.104.4;magnet=br; mtype=*m]</text:p>
          </table:table-cell>
          <table:covered-table-cell/>
          <table:table-cell table:style-name="Tableau1.A4" office:value-type="string">
            <text:p text:style-name="P15">[eleves.104.1;magnet=br; mtype=*m] /20</text:p>
          </table:table-cell>
          <table:table-cell table:style-name="Tableau1.F7" office:value-type="string">
            <text:p text:style-name="P12">*<text:span text:style-name="T3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2">Éducation Familiale et Sociale</text:p>
          </table:table-cell>
          <table:table-cell table:style-name="Tableau1.A4" office:value-type="string">
            <text:p text:style-name="P15">[eleves.105.3;magnet=br; mtype=*m] /20</text:p>
          </table:table-cell>
          <table:table-cell table:style-name="Tableau1.C4" table:number-columns-spanned="2" office:value-type="string">
            <text:p text:style-name="P8">[eleves.105.4;magnet=br; mtype=*m]</text:p>
          </table:table-cell>
          <table:covered-table-cell/>
          <table:table-cell table:style-name="Tableau1.A4" office:value-type="string">
            <text:p text:style-name="P15">[eleves.105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Physique et Sportive</text:p>
          </table:table-cell>
          <table:table-cell table:style-name="Tableau1.A4" office:value-type="string">
            <text:p text:style-name="P15">[eleves.106.3;magnet=br; mtype=*m] /20</text:p>
          </table:table-cell>
          <table:table-cell table:style-name="Tableau1.C4" table:number-columns-spanned="2" office:value-type="string">
            <text:p text:style-name="P8">[eleves.106.4;magnet=br; mtype=*m]</text:p>
          </table:table-cell>
          <table:covered-table-cell/>
          <table:table-cell table:style-name="Tableau1.A4" office:value-type="string">
            <text:p text:style-name="P15">[eleves.106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Artistique</text:p>
          </table:table-cell>
          <table:table-cell table:style-name="Tableau1.A4" office:value-type="string">
            <text:p text:style-name="P15">[eleves.107.3;magnet=br; mtype=*m] /20</text:p>
          </table:table-cell>
          <table:table-cell table:style-name="Tableau1.C4" table:number-columns-spanned="2" office:value-type="string">
            <text:p text:style-name="P8">[eleves.107.4;magnet=br; mtype=*m]</text:p>
          </table:table-cell>
          <table:covered-table-cell/>
          <table:table-cell table:style-name="Tableau1.A4" office:value-type="string">
            <text:p text:style-name="P15">[eleves.107.1;magnet=br; mtype=*m] /20</text:p>
          </table:table-cell>
          <table:table-cell table:style-name="Tableau1.F1" office:value-type="string">
            <text:p text:style-name="P4">Niveau A2</text:p>
          </table:table-cell>
        </table:table-row>
        <table:table-row table:style-name="Tableau1.4">
          <table:table-cell table:style-name="Tableau1.A4" office:value-type="string">
            <text:p text:style-name="P2">Technologie</text:p>
          </table:table-cell>
          <table:table-cell table:style-name="Tableau1.A4" office:value-type="string">
            <text:p text:style-name="P15">[eleves.108.3;magnet=br; mtype=*m] /20</text:p>
          </table:table-cell>
          <table:table-cell table:style-name="Tableau1.C4" table:number-columns-spanned="2" office:value-type="string">
            <text:p text:style-name="P8">[eleves.108.4;magnet=br; mtype=*m]</text:p>
          </table:table-cell>
          <table:covered-table-cell/>
          <table:table-cell table:style-name="Tableau1.A4" office:value-type="string">
            <text:p text:style-name="P15">[eleves.108.1;magnet=br; mtype=*m] /40</text:p>
          </table:table-cell>
          <table:table-cell table:style-name="Tableau1.F1" office:value-type="string">
            <text:p text:style-name="P5">Langue vivante étrangère</text:p>
          </table:table-cell>
        </table:table-row>
        <table:table-row table:style-name="Tableau1.4">
          <table:table-cell table:style-name="Tableau1.A3" office:value-type="string">
            <text:p text:style-name="P2">Note de vie scolaire</text:p>
          </table:table-cell>
          <table:table-cell table:style-name="Tableau1.A3" office:value-type="string">
            <text:p text:style-name="P15">[eleves.112.3;magnet=br; mtype=*m] /20</text:p>
          </table:table-cell>
          <table:table-cell table:style-name="Tableau1.C12" table:number-columns-spanned="2" office:value-type="string">
            <text:p text:style-name="P8">[eleves.112.4;magnet=br; mtype=*m]</text:p>
          </table:table-cell>
          <table:covered-table-cell/>
          <table:table-cell table:style-name="Tableau1.A3" office:value-type="string">
            <text:p text:style-name="P15">[eleves.112.1;magnet=br; mtype=*m] /20</text:p>
          </table:table-cell>
          <table:table-cell table:style-name="Tableau1.F1" office:value-type="string">
            <text:p text:style-name="P11"><draw:frame text:anchor-type="as-char" draw:z-index="2" draw:style-name="gr1" draw:text-style-name="P23" svg:width="0.5cm" svg:height="0.5cm"><draw:text-box><text:p><text:span text:style-name="T5">[eleves.115.0;if [val]='MS';then 'X';else ' '] </text:span></text:p></draw:text-box></draw:frame> MS – Maîtrise du socle</text:p>
          </table:table-cell>
        </table:table-row>
        <table:table-row table:style-name="Tableau1.13">
          <table:table-cell table:style-name="Tableau1.A13" table:number-columns-spanned="3" office:value-type="string">
            <text:p text:style-name="P13">À titre indicatif</text:p>
          </table:table-cell>
          <table:covered-table-cell/>
          <table:covered-table-cell/>
          <table:table-cell table:style-name="Tableau1.A3" table:number-columns-spanned="2" office:value-type="string">
            <text:p text:style-name="P3">TOTAL : <text:span text:style-name="T1">[eleves.totalpoints;magnet=br; mtype=*m] /[eleves.totalcoef;magnet=br; mtype=*m]</text:span></text:p>
          </table:table-cell>
          <table:covered-table-cell/>
          <table:table-cell table:style-name="Tableau1.F1" office:value-type="string">
            <text:p text:style-name="P11"><draw:frame text:anchor-type="as-char" draw:z-index="3" draw:style-name="gr2" draw:text-style-name="P23" svg:width="0.401cm" svg:height="0.401cm"><draw:text-box><text:p><text:span text:style-name="T5">[eleves.115.0;if [val]='ME';then 'X';else ' '] </text:span></text:p></draw:text-box></draw:frame> ME *<text:span text:style-name="T2"> - <text:s/>Maîtrise de certains éléments du socle</text:span></text:p>
          </table:table-cell>
        </table:table-row>
        <table:table-row table:style-name="Tableau1.14">
          <table:table-cell table:style-name="Tableau1.A4" office:value-type="string">
            <text:p text:style-name="P2">Histoire-géographie</text:p>
          </table:table-cell>
          <table:table-cell table:style-name="Tableau1.A4" office:value-type="string">
            <text:p text:style-name="P15">[eleves.121.3;magnet=br; mtype=*m] /20</text:p>
          </table:table-cell>
          <table:table-cell table:style-name="Tableau1.C4" table:number-columns-spanned="2" office:value-type="string">
            <text:p text:style-name="P2">[eleves.121.4;magnet=br; mtype=*m]</text:p>
          </table:table-cell>
          <table:covered-table-cell/>
          <table:table-cell table:style-name="Tableau1.E14" office:value-type="string">
            <text:p text:style-name="P3">[eleves.121.0;magnet=br; mtype=*m]</text:p>
          </table:table-cell>
          <table:table-cell table:style-name="Tableau1.F1" office:value-type="string">
            <text:p text:style-name="P14">*<text:span text:style-name="T4">Joindre obligatoirement l'attestation A2</text:span></text:p>
          </table:table-cell>
        </table:table-row>
        <table:table-row table:style-name="Tableau1.14">
          <table:table-cell table:style-name="Tableau1.A3" office:value-type="string">
            <text:p text:style-name="P2">Education civique</text:p>
          </table:table-cell>
          <table:table-cell table:style-name="Tableau1.A3" office:value-type="string">
            <text:p text:style-name="P15">[eleves.121.3;magnet=br; mtype=*m] /20</text:p>
          </table:table-cell>
          <table:table-cell table:style-name="Tableau1.C12" table:number-columns-spanned="2" office:value-type="string">
            <text:p text:style-name="P2">[eleves.121.4;magnet=br; mtype=*m]</text:p>
          </table:table-cell>
          <table:covered-table-cell/>
          <table:table-cell table:style-name="Tableau1.B2" office:value-type="string">
            <text:p text:style-name="P20">[eleves.121.0;magnet=br; mtype=*m]</text:p>
          </table:table-cell>
          <table:table-cell table:style-name="Tableau1.F1" office:value-type="string">
            <text:p text:style-name="P2"/>
          </table:table-cell>
        </table:table-row>
        <table:table-row>
          <table:table-cell table:style-name="Tableau1.B2" table:number-columns-spanned="4" office:value-type="string">
            <text:p text:style-name="P9">Avis du Chef d'établissement</text:p>
            <text:p text:style-name="P8">[eleves.decision;magnet=br; mtype=*m] [eleves.appreciation;magnet=br; mtype=*m]</text:p>
            <text:p text:style-name="P8"/>
          </table:table-cell>
          <table:covered-table-cell/>
          <table:covered-table-cell/>
          <table:covered-table-cell/>
          <table:table-cell table:style-name="Tableau1.B2" office:value-type="string">
            <text:p text:style-name="P6">DÉCISION</text:p>
          </table:table-cell>
          <table:table-cell table:style-name="Tableau1.F1" office:value-type="string">
            <text:p text:style-name="P2"/>
          </table:table-cell>
        </table:table-row>
      </table:table>
      <text:p text:style-name="P16"/>
      <text:p text:style-name="P1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.199cm" fo:margin-bottom="0.21cm" fo:text-indent="0cm" style:auto-text-indent="false"/>
      <style:text-properties style:font-name="Microsoft Sans Serif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0T20:26:25</meta:creation-date>
    <dc:date>2009-06-03T01:26:30</dc:date>
    <dc:creator>Régis Bouguin</dc:creator>
    <meta:editing-duration>PT10H02M36S</meta:editing-duration>
    <meta:editing-cycles>54</meta:editing-cycles>
    <meta:generator>OpenOffice.org/3.1$Linux OpenOffice.org_project/310m11$Build-9399</meta:generator>
    <meta:document-statistic meta:table-count="1" meta:image-count="0" meta:object-count="0" meta:page-count="2" meta:paragraph-count="80" meta:word-count="239" meta:character-count="2510"/>
  </office:meta>
</office:document-meta>
</file>